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1.2792in"/>
    </style:style>
    <style:style style:name="Table1.B" style:family="table-column">
      <style:table-column-properties style:column-width="1.3326in"/>
    </style:style>
    <style:style style:name="Table1.C" style:family="table-column">
      <style:table-column-properties style:column-width="1.2021in"/>
    </style:style>
    <style:style style:name="Table1.D" style:family="table-column">
      <style:table-column-properties style:column-width="1.2965in"/>
    </style:style>
    <style:style style:name="Table1.E" style:family="table-column">
      <style:table-column-properties style:column-width="1.37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51" style:family="table-row">
      <style:table-row-properties style:min-row-height="0.1208in" fo:keep-together="auto"/>
    </style:style>
    <style:style style:name="P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  <style:text-properties fo:font-size="16pt" fo:font-weight="bold" officeooo:rsid="000c8f04" officeooo:paragraph-rsid="000e6b83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officeooo:paragraph-rsid="000e6b83" style:font-name-complex="Arial1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paragraph-rsid="000e6b83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e6b83" officeooo:paragraph-rsid="000e6b83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e6b83" officeooo:paragraph-rsid="000f969b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e6b83" officeooo:paragraph-rsid="000fbe75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f969b" officeooo:paragraph-rsid="000f969b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fbe75" officeooo:paragraph-rsid="000fbe75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List_20_Paragraph" style:list-style-name="WWNum4">
      <style:paragraph-properties fo:margin-top="0in" fo:margin-bottom="0in" style:contextual-spacing="true" fo:line-height="100%" fo:text-align="center" style:justify-single-word="false"/>
      <style:text-properties style:font-name="Arial" fo:font-size="16pt" fo:font-weight="bold" officeooo:rsid="000ab1be" officeooo:paragraph-rsid="000c8f04" style:font-size-asian="16pt" style:font-weight-asian="bold" style:font-name-complex="Arial1" style:font-size-complex="16pt" style:font-weight-complex="bold"/>
    </style:style>
    <style:style style:name="P10" style:family="paragraph" style:parent-style-name="List_20_Paragraph">
      <style:paragraph-properties fo:margin-top="0in" fo:margin-bottom="0in" style:contextual-spacing="true" fo:line-height="100%" fo:text-align="justify" style:justify-single-word="false"/>
      <style:text-properties style:font-name="Arial" fo:font-size="16pt" fo:font-weight="bold" officeooo:rsid="000ab1be" officeooo:paragraph-rsid="000c8f04" style:font-size-asian="16pt" style:font-weight-asian="bold" style:font-name-complex="Arial1" style:font-size-complex="16pt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  <style:text-properties style:font-name="Arial" fo:font-size="16pt" fo:font-weight="bold" officeooo:rsid="000e6b83" officeooo:paragraph-rsid="000e6b83" style:font-size-asian="16pt" style:font-weight-asian="bold" style:font-name-complex="Arial1" style:font-size-complex="16pt" style:font-weight-complex="bold"/>
    </style:style>
    <style:style style:name="P12" style:family="paragraph" style:parent-style-name="List_20_Paragraph">
      <style:paragraph-properties fo:margin-top="0in" fo:margin-bottom="0in" style:contextual-spacing="true" fo:line-height="150%" fo:text-align="justify" style:justify-single-word="false"/>
      <style:text-properties style:font-name="Arial" fo:font-size="12pt" fo:font-weight="normal" officeooo:rsid="000c8f04" officeooo:paragraph-rsid="000c8f04" style:font-size-asian="10.5pt" style:font-weight-asian="normal" style:font-name-complex="Arial1" style:font-size-complex="12pt" style:font-weight-complex="normal"/>
    </style:style>
    <style:style style:name="P13" style:family="paragraph" style:parent-style-name="List_20_Paragraph">
      <style:paragraph-properties fo:margin-top="0in" fo:margin-bottom="0in" style:contextual-spacing="true" fo:line-height="150%" fo:text-align="start" style:justify-single-word="false"/>
      <style:text-properties style:font-name="Arial" fo:font-size="12pt" fo:font-weight="normal" officeooo:rsid="000c8f04" officeooo:paragraph-rsid="000c8f04" style:font-size-asian="10.5pt" style:font-weight-asian="normal" style:font-name-complex="Arial1" style:font-size-complex="12pt" style:font-weight-complex="normal"/>
    </style:style>
    <style:style style:name="P1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text-indent="0in" style:auto-text-indent="false"/>
      <style:text-properties style:font-name="Arial" fo:font-size="12pt" fo:font-weight="normal" officeooo:rsid="000c8f04" officeooo:paragraph-rsid="000c8f04" style:font-size-asian="10.5pt" style:font-weight-asian="normal" style:font-name-complex="Arial1" style:font-size-complex="12pt" style:font-weight-complex="normal"/>
    </style:style>
    <style:style style:name="P15" style:family="paragraph" style:parent-style-name="List_20_Paragraph" style:list-style-name="L1">
      <style:paragraph-properties fo:margin-top="0in" fo:margin-bottom="0in" style:contextual-spacing="true" fo:line-height="150%" fo:text-align="start" style:justify-single-word="false"/>
      <style:text-properties style:font-name="Arial" fo:font-size="12pt" fo:font-weight="normal" officeooo:rsid="000c8f04" officeooo:paragraph-rsid="000c8f04" style:font-size-asian="10.5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rial" fo:font-size="11pt" fo:language="ru" fo:country="RU" officeooo:paragraph-rsid="000e6b83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paragraph-rsid="000e6b83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fdbca" officeooo:paragraph-rsid="000fdbca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fbe75" officeooo:paragraph-rsid="000fbe75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1106fc" officeooo:paragraph-rsid="001106fc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ru" fo:country="RU" officeooo:rsid="000e6b83" officeooo:paragraph-rsid="000fbe75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Arial" fo:font-size="12pt" fo:font-weight="normal" officeooo:rsid="000e6b83" officeooo:paragraph-rsid="000e6b83" style:font-size-asian="10.5pt" style:font-weight-asian="normal" style:font-name-complex="Arial1" style:font-size-complex="12pt" style:font-weight-complex="normal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0e6b83" style:font-name-complex="Arial1"/>
    </style:style>
    <style:style style:name="T3" style:family="text">
      <style:text-properties officeooo:rsid="000f969b"/>
    </style:style>
    <style:style style:name="T4" style:family="text">
      <style:text-properties officeooo:rsid="000fbe75"/>
    </style:style>
    <style:style style:name="T5" style:family="text">
      <style:text-properties officeooo:rsid="001106f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039in" fo:text-indent="-0.25in" fo:margin-left="3.039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39in" fo:text-indent="-0.25in" fo:margin-left="3.539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89in" fo:text-indent="-0.25in" fo:margin-left="3.789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02838201" text:style-name="WWNum4">
        <text:list-item>
          <text:p text:style-name="P9">Перечень требований заказчика к проектируемой базе данных.</text:p>
        </text:list-item>
      </text:list>
      <text:p text:style-name="P10"/>
      <text:p text:style-name="P12">Программа должна выполнять следующие функции:</text:p>
      <text:p text:style-name="P12"><text:tab/>1. Учёт контактной информации о клиентах, сотрудниках.</text:p>
      <text:p text:style-name="P13"><text:tab/>2. Ввод, редактирование, просмотр информации о клиентах сотрудниках.</text:p>
      <text:p text:style-name="P12"><text:tab/>3. Учёт информации об обслуживаемой, ремонтируемой технике.</text:p>
      <text:p text:style-name="P13"><text:tab/>4. Ввод, редактирование, просмотр информации об <text:s/>обслуживаемой, <text:tab/><text:tab/>ремонтируемой технике.</text:p>
      <text:p text:style-name="P13"><text:tab/>5. Поиск информации:</text:p>
      <text:list xml:id="list2492491891" text:style-name="L1">
        <text:list-item>
          <text:p text:style-name="P15">по ФИО, id клиента</text:p>
        </text:list-item>
        <text:list-item>
          <text:p text:style-name="P15">по дате заключения, id договора</text:p>
        </text:list-item>
        <text:list-item>
          <text:p text:style-name="P15">по id <text:s/>обслуживаемой, ремонтируемой технике</text:p>
        </text:list-item>
      </text:list>
      <text:p text:style-name="P14"/>
      <text:p text:style-name="P1"><text:span text:style-name="T2">2. </text:span><text:span text:style-name="T1">Концептуальн</text:span><text:span text:style-name="T2">ая</text:span><text:span text:style-name="T1"> (инфологическ</text:span><text:span text:style-name="T2">ая</text:span><text:span text:style-name="T1">) модель </text:span><text:span text:style-name="T2">в виде таблицы</text:span></text:p>
      <text:p text:style-name="P1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>Отношение (имя на русском языке и латиницей)</text:p>
          </table:table-cell>
          <table:table-cell table:style-name="Table1.A1" office:value-type="string">
            <text:p text:style-name="P16">Описание</text:p>
          </table:table-cell>
          <table:table-cell table:style-name="Table1.A1" office:value-type="string">
            <text:p text:style-name="P16">Основные атрибуты</text:p>
          </table:table-cell>
          <table:table-cell table:style-name="Table1.A1" office:value-type="string">
            <text:p text:style-name="P16">Краткое описание связей с другими отношениями</text:p>
          </table:table-cell>
          <table:table-cell table:style-name="Table1.A1" office:value-type="string">
            <text:p text:style-name="P16">Особенности</text:p>
          </table:table-cell>
        </table:table-row>
        <table:table-row table:style-name="Table1.1">
          <table:table-cell table:style-name="Table1.A1" table:number-rows-spanned="7" office:value-type="string">
            <text:p text:style-name="P8">Процессор</text:p>
          </table:table-cell>
          <table:table-cell table:style-name="Table1.A1" table:number-rows-spanned="7" office:value-type="string">
            <text:p text:style-name="P4">Процессор обслуживаемого устройства</text:p>
          </table:table-cell>
          <table:table-cell table:style-name="Table1.A1" office:value-type="string">
            <text:p text:style-name="P4">id<text:span text:style-name="T3">(primary key)</text:span></text:p>
          </table:table-cell>
          <table:table-cell table:style-name="Table1.A1" table:number-rows-spanned="7" office:value-type="string">
            <text:p text:style-name="P4">Связь с «<text:span text:style-name="T3">Personal computer_has_CPU»: это связь с буферной сущностью, чтобы избежать связи вида «many to many» с сущностью «Personal computer»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7">наименование</text:p>
          </table:table-cell>
          <table:covered-table-cell table:style-name="Table1.A1"/>
          <table:table-cell table:style-name="Table1.A1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7">серия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7">количество ядер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7">частота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7">сокет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C4" office:value-type="string">
            <text:p text:style-name="P7">кэш</text:p>
          </table:table-cell>
          <table:covered-table-cell table:style-name="Table1.A1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6" office:value-type="string">
            <text:p text:style-name="P8">Оперативная память</text:p>
          </table:table-cell>
          <table:table-cell table:style-name="Table1.C4" table:number-rows-spanned="6" office:value-type="string">
            <text:p text:style-name="P7">Оперативная память обслуживаемого устройства</text:p>
          </table:table-cell>
          <table:table-cell table:style-name="Table1.C4" office:value-type="string">
            <text:p text:style-name="P7">id(primary key)</text:p>
          </table:table-cell>
          <table:table-cell table:style-name="Table1.C4" table:number-rows-spanned="6" office:value-type="string">
            <text:p text:style-name="P5">Связь с «<text:span text:style-name="T3">Personal computer_has_RAM»: это связь с буферной сущностью, чтобы избежать связи вида </text:span><text:soft-page-break/><text:span text:style-name="T3">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7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7">объём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7">pc-индекс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7">поколе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7">частот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5" office:value-type="string">
            <text:p text:style-name="P8">Жёсткий диск</text:p>
          </table:table-cell>
          <table:table-cell table:style-name="Table1.C4" table:number-rows-spanned="5" office:value-type="string">
            <text:p text:style-name="P7">Жёсткий диск обслуживаемого устройства</text:p>
          </table:table-cell>
          <table:table-cell table:style-name="Table1.C4" office:value-type="string">
            <text:p text:style-name="P7">id(primary key)</text:p>
          </table:table-cell>
          <table:table-cell table:style-name="Table1.C4" table:number-rows-spanned="5" office:value-type="string">
            <text:p text:style-name="P5">Связь с «<text:span text:style-name="T3">Personal computer_has_HDD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7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7">объём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7">размер буффер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7">энергопотребле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8" office:value-type="string">
            <text:p text:style-name="P8">Твердотельный накопитель</text:p>
          </table:table-cell>
          <table:table-cell table:style-name="Table1.C4" table:number-rows-spanned="8" office:value-type="string">
            <text:p text:style-name="P8">Твердотельный накопитель обслуживаемого устройства</text:p>
          </table:table-cell>
          <table:table-cell table:style-name="Table1.C4" office:value-type="string">
            <text:p text:style-name="P8">id(primary key)</text:p>
          </table:table-cell>
          <table:table-cell table:style-name="Table1.C4" table:number-rows-spanned="8" office:value-type="string">
            <text:p text:style-name="P6">Связь с «<text:span text:style-name="T3">Personal computer_has_</text:span><text:span text:style-name="T4">SSD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объём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интерфейс подключе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скорость чте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скорость запис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срок службы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высот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6" office:value-type="string">
            <text:p text:style-name="P8">Блок питания</text:p>
          </table:table-cell>
          <table:table-cell table:style-name="Table1.C4" table:number-rows-spanned="6" office:value-type="string">
            <text:p text:style-name="P8">Блок питания обслуживаемого устройства</text:p>
          </table:table-cell>
          <table:table-cell table:style-name="Table1.C4" office:value-type="string">
            <text:p text:style-name="P8">id(primary key)</text:p>
          </table:table-cell>
          <table:table-cell table:style-name="Table1.C4" table:number-rows-spanned="6" office:value-type="string">
            <text:p text:style-name="P6">Связь с «<text:span text:style-name="T3">Personal computer_has_</text:span><text:span text:style-name="T4">Video_Card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мощность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КПД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длина кабел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разъём питания для материнской платы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8" office:value-type="string">
            <text:p text:style-name="P8">Корпус</text:p>
          </table:table-cell>
          <table:table-cell table:style-name="Table1.C4" table:number-rows-spanned="8" office:value-type="string">
            <text:p text:style-name="P8">Корпус обслуживаемого устройства</text:p>
          </table:table-cell>
          <table:table-cell table:style-name="Table1.C4" office:value-type="string">
            <text:p text:style-name="P8">id(primary key)</text:p>
          </table:table-cell>
          <table:table-cell table:style-name="Table1.C4" table:number-rows-spanned="8" office:value-type="string">
            <text:p text:style-name="P6">Связь с «<text:span text:style-name="T3">Personal computer_has_</text:span><text:span text:style-name="T4">Body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встроенный блок пита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цвет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форм фактор материнской платы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кулеры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USB 2.0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USB 3.0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14" office:value-type="string">
            <text:p text:style-name="P8">Материнская <text:soft-page-break/>плата</text:p>
          </table:table-cell>
          <table:table-cell table:style-name="Table1.C4" table:number-rows-spanned="14" office:value-type="string">
            <text:p text:style-name="P8">Материнская <text:soft-page-break/>плата обслуживаемого устройства</text:p>
          </table:table-cell>
          <table:table-cell table:style-name="Table1.C4" office:value-type="string">
            <text:p text:style-name="P8">id(primary key)</text:p>
          </table:table-cell>
          <table:table-cell table:style-name="Table1.C4" table:number-rows-spanned="14" office:value-type="string">
            <text:p text:style-name="P6">Связь с <text:soft-page-break/>«<text:span text:style-name="T3">Personal computer_has_</text:span><text:span text:style-name="T4">Motherboard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тип поддерживаемых процессоров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сокет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форм фактор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поколение оперативной памят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количество слотов оперативной памят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максимальный объём оперативной памят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максимальная поддерживаемая частота оперативной памят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51">
          <table:covered-table-cell table:style-name="Table1.C4"/>
          <table:covered-table-cell table:style-name="Table1.C4"/>
          <table:table-cell table:style-name="Table1.C4" office:value-type="string">
            <text:p text:style-name="P8">версия wifi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версия bluetooth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версия ethernet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длин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8">ширин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table:number-rows-spanned="8" office:value-type="string">
            <text:p text:style-name="P18">Оптический привод</text:p>
          </table:table-cell>
          <table:table-cell table:style-name="Table1.C4" table:number-rows-spanned="8" office:value-type="string">
            <text:p text:style-name="P18">Оптический привод обслуживаемого устройства</text:p>
          </table:table-cell>
          <table:table-cell table:style-name="Table1.C4" office:value-type="string">
            <text:p text:style-name="P18">id(primary key)</text:p>
          </table:table-cell>
          <table:table-cell table:style-name="Table1.C4" table:number-rows-spanned="8" office:value-type="string">
            <text:p text:style-name="P6">Связь с «<text:span text:style-name="T3">Personal computer_has_</text:span><text:span text:style-name="T5">Optical Drive</text:span><text:span text:style-name="T3">»: это связь с буферной сущностью, чтобы избежать связи вида «many to many» с сущностью «Personal computer»</text:span>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18">наименование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0">интерфейс подкдюче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0">скорость чтения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0">скорость записи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0">длин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0">ширин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covered-table-cell table:style-name="Table1.C4"/>
          <table:covered-table-cell table:style-name="Table1.C4"/>
          <table:table-cell table:style-name="Table1.C4" office:value-type="string">
            <text:p text:style-name="P20">высота</text:p>
          </table:table-cell>
          <table:covered-table-cell table:style-name="Table1.C4"/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  <text:soft-page-break/>
        <table:table-row table:style-name="Table1.1"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8"/>
          </table:table-cell>
          <table:table-cell table:style-name="Table1.C4" office:value-type="string">
            <text:p text:style-name="P3"/>
          </table:table-cell>
          <table:table-cell table:style-name="Table1.C4" office:value-type="string">
            <text:p text:style-name="P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7:20:23.116514444</meta:creation-date>
    <meta:generator>LibreOffice/7.3.7.2$Linux_X86_64 LibreOffice_project/30$Build-2</meta:generator>
    <dc:date>2023-03-22T08:59:59.461609363</dc:date>
    <meta:editing-duration>PT17M40S</meta:editing-duration>
    <meta:editing-cycles>4</meta:editing-cycles>
    <meta:document-statistic meta:table-count="1" meta:image-count="0" meta:object-count="0" meta:page-count="4" meta:paragraph-count="102" meta:word-count="402" meta:character-count="3114" meta:non-whitespace-character-count="2809"/>
  </office:meta>
</office:document-meta>
</file>